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ker.Maker( int prop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KeepProperty.equals( Object o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KeepProperty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KeepProperty.getKee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aker.makeNewProper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KeepProperty.getWithinP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KeepProperty.getWithinLi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KeepProperty.setWithinPage( Property withinPage , boolean bIsDefaul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KeepProperty.getComponent( int cmpId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KeepProperty.hashCod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KeepProperty.getWithinColum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KeepProperty.setWithinLine( Property withinLine , boolean bIsDefaul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KeepProperty.setComponent( int cmpId , Property cmpnValue , boolean bIsDefaul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KeepProperty.setWithinColumn( Property withinColumn , boolean bIsDefaul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ker.convertProperty( Property p , PropertyList propertyList , FObj fo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KeepProperty.get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